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1.75cm" fo:min-width="1.75cm" fo:padding-top="0.225cm" fo:padding-bottom="0.225cm" fo:padding-left="0.35cm" fo:padding-right="0.35cm"/>
      <style:paragraph-properties style:writing-mode="lr-tb"/>
    </style:style>
    <style:style style:name="gr2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1.55cm" fo:min-width="1.55cm" fo:padding-top="0.225cm" fo:padding-bottom="0.225cm" fo:padding-left="0.35cm" fo:padding-right="0.3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5cm" svg:height="2cm" svg:x="5.35cm" svg:y="4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5cm" svg:height="2cm" svg:x="7.6cm" svg:y="4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5cm" svg:height="2cm" svg:x="9.85cm" svg:y="4.25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5cm" svg:height="2cm" svg:x="12.1cm" svg:y="4.25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5cm" svg:height="2cm" svg:x="14.35cm" svg:y="4.25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5cm" svg:height="2cm" svg:x="16.6cm" svg:y="4.25cm">
          <text:p text:style-name="P1">9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cm" svg:height="0.886cm" svg:x="6.1cm" svg:y="3.25cm">
          <draw:text-box>
            <text:p>0</text:p>
          </draw:text-box>
        </draw:frame>
        <draw:frame draw:style-name="gr4" draw:text-style-name="P3" draw:layer="layout" svg:width="2cm" svg:height="0.886cm" svg:x="8.3cm" svg:y="3.25cm">
          <draw:text-box>
            <text:p>1</text:p>
          </draw:text-box>
        </draw:frame>
        <draw:frame draw:style-name="gr4" draw:text-style-name="P3" draw:layer="layout" svg:width="2cm" svg:height="0.886cm" svg:x="10.6cm" svg:y="3.25cm">
          <draw:text-box>
            <text:p>2</text:p>
          </draw:text-box>
        </draw:frame>
        <draw:frame draw:style-name="gr4" draw:text-style-name="P3" draw:layer="layout" svg:width="2cm" svg:height="0.886cm" svg:x="12.9cm" svg:y="3.25cm">
          <draw:text-box>
            <text:p>3</text:p>
          </draw:text-box>
        </draw:frame>
        <draw:frame draw:style-name="gr4" draw:text-style-name="P3" draw:layer="layout" svg:width="2cm" svg:height="0.886cm" svg:x="15.05cm" svg:y="3.25cm">
          <draw:text-box>
            <text:p>4</text:p>
          </draw:text-box>
        </draw:frame>
        <draw:frame draw:style-name="gr4" draw:text-style-name="P3" draw:layer="layout" svg:width="2cm" svg:height="0.886cm" svg:x="17.3cm" svg:y="3.25cm">
          <draw:text-box>
            <text:p>5</text:p>
          </draw:text-box>
        </draw:frame>
        <draw:frame draw:style-name="gr5" draw:text-style-name="P3" draw:layer="layout" svg:width="3cm" svg:height="1.25cm" svg:x="2.05cm" svg:y="3.229cm">
          <draw:text-box>
            <text:p>Index</text:p>
          </draw:text-box>
        </draw:frame>
        <draw:frame draw:style-name="gr5" draw:text-style-name="P3" draw:layer="layout" svg:width="3cm" svg:height="1.521cm" svg:x="1.25cm" svg:y="4.479cm">
          <draw:text-box>
            <text:p>Element Value</text:p>
          </draw:text-box>
        </draw:frame>
        <draw:line draw:style-name="gr6" draw:text-style-name="P2" draw:layer="layout" svg:x1="4cm" svg:y1="3.6cm" svg:x2="5.75cm" svg:y2="3.6cm">
          <text:p/>
        </draw:line>
        <draw:line draw:style-name="gr7" draw:text-style-name="P2" draw:layer="layout" svg:x1="3.75cm" svg:y1="5.25cm" svg:x2="5cm" svg:y2="5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GB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5T02:25:53.632402863</meta:creation-date>
    <dc:date>2021-09-05T02:59:08.888883947</dc:date>
    <meta:editing-duration>PT24M28S</meta:editing-duration>
    <meta:editing-cycles>1</meta:editing-cycles>
    <meta:document-statistic meta:object-count="16"/>
    <meta:generator>LibreOffice/7.2.0.4$Linux_X86_64 LibreOffice_project/20$Build-4</meta:generator>
  </office:meta>
</office:document-meta>
</file>